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10f180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Courier New" fo:font-size="9pt" fo:font-weight="bold" style:font-size-asian="9pt" style:font-weight-asian="bold" style:font-size-complex="9pt" style:font-weight-complex="bold"/>
    </style:style>
    <style:style style:name="P5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style:font-name="Courier New"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7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8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9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0pt" officeooo:paragraph-rsid="0010f180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Times New Roman" fo:font-size="10pt" style:font-size-asian="10pt" style:font-size-complex="10pt"/>
    </style:style>
    <style:style style:name="P11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fo:font-size="10pt" officeooo:rsid="0010f180" officeooo:paragraph-rsid="0010f180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/>
    </style:style>
    <style:style style:name="P13" style:family="paragraph" style:parent-style-name="Text_20_body" style:list-style-name="L2">
      <style:paragraph-properties fo:margin-top="0cm" fo:margin-bottom="0cm" style:contextual-spacing="false" fo:line-height="100%"/>
    </style:style>
    <style:style style:name="P14" style:family="paragraph" style:parent-style-name="Text_20_body" style:list-style-name="L3">
      <style:paragraph-properties fo:margin-top="0cm" fo:margin-bottom="0cm" style:contextual-spacing="false" fo:line-height="100%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9pt" fo:font-weight="bold" officeooo:paragraph-rsid="0010f180" style:font-size-asian="9pt" style:font-weight-asian="bold" style:font-size-complex="9pt" style:font-weight-complex="bold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officeooo:rsid="0010f180" style:font-size-asian="10pt" style:font-size-complex="10pt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Courier New" fo:font-size="9pt" fo:font-weight="bold" officeooo:rsid="0010f180" style:font-size-asian="9pt" style:font-weight-asian="bold" style:font-size-complex="9pt" style:font-weight-complex="bold"/>
    </style:style>
    <style:style style:name="T7" style:family="text">
      <style:text-properties officeooo:rsid="0010f18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Implementación de un Sistema de Sorteo Aleatorio</text:p>
      <text:p text:style-name="Standard"/>
      <text:p text:style-name="P1"><text:span text:style-name="T1">Una organización benéfica necesita un sistema para realizar sorteos de manera justa y aleatoria entre sus participantes. Se requiere implementar una clase llamada </text:span><text:span text:style-name="Source_20_Text"><text:span text:style-name="T4">SacoManoInocente</text:span></text:span><text:span text:style-name="T1"> en C# que simule un saco del cual se puedan extraer nombres al azar. El sistema debe cumplir con los siguientes requisitos:</text:span></text:p>
      <text:p text:style-name="P1"><text:span text:style-name="T1"/></text:p>
      <text:list text:style-name="L1">
        <text:list-item>
          <text:p text:style-name="P7">La clase debe utilizar un <text:span text:style-name="T7">array</text:span> para almacenar los nombres de los participantes.</text:p>
        </text:list-item>
        <text:list-item>
          <text:p text:style-name="P12"><text:span text:style-name="T1">Implementar un método </text:span><text:span text:style-name="Source_20_Text"><text:span text:style-name="T3">Meter</text:span></text:span><text:span text:style-name="T1"> que permita añadir un nombre individual al saco. Si el nombre ya existe, no debe duplicarse.</text:span></text:p>
        </text:list-item>
        <text:list-item>
          <text:p text:style-name="P12"><text:span text:style-name="T1">Crear una sobrecarga del método </text:span><text:span text:style-name="Source_20_Text"><text:span text:style-name="T1">Meter</text:span></text:span><text:span text:style-name="T1"> que acepte un array de nombres y los añada al saco, evitando duplicados </text:span><text:span text:style-name="T2">(añadiendo solo los no repetidos)</text:span><text:span text:style-name="T1">.</text:span></text:p>
        </text:list-item>
        <text:list-item>
          <text:p text:style-name="P12"><text:span text:style-name="T1">Desarrollar un método </text:span><text:span text:style-name="Source_20_Text"><text:span text:style-name="T1">Sacar</text:span></text:span><text:span text:style-name="T1"> que extraiga un nombre al azar del saco y lo elimine del </text:span><text:span text:style-name="T2">saco</text:span><text:span text:style-name="T1">.</text:span></text:p>
        </text:list-item>
        <text:list-item>
          <text:p text:style-name="P12"><text:span text:style-name="T1">Implementar una sobrecarga del método </text:span><text:span text:style-name="Source_20_Text"><text:span text:style-name="T1">Sacar</text:span></text:span><text:span text:style-name="T1"> que permita extraer múltiples nombres a la vez, devolviendo un array con los nombres extraídos.</text:span></text:p>
        </text:list-item>
        <text:list-item>
          <text:p text:style-name="P12"><text:span text:style-name="T1">Incluir un método </text:span><text:span text:style-name="Source_20_Text"><text:span text:style-name="T1">Vaciar</text:span></text:span><text:span text:style-name="T1"> que elimine todos los nombres del saco.</text:span></text:p>
        </text:list-item>
        <text:list-item>
          <text:p text:style-name="P7">Asegurar que la selección de nombres sea completamente aleatoria.</text:p>
        </text:list-item>
        <text:list-item>
          <text:p text:style-name="P7">La implementación debe ser eficiente y utilizar las estructuras de datos apropiadas de C#.</text:p>
        </text:list-item>
      </text:list>
      <text:p text:style-name="P2"><text:span text:style-name="T1"/></text:p>
      <text:p text:style-name="P2"><text:span text:style-name="T1">Implemente la clase </text:span><text:span text:style-name="Source_20_Text"><text:span text:style-name="T1">SacoManoInocente</text:span></text:span><text:span text:style-name="T1"> en C# que cumpla con todos estos requisitos. La clase debe ser fácil de usar y proporcionar una forma justa de realizar sorteos aleatorios.</text:span></text:p>
      <text:p text:style-name="P2"><text:span text:style-name="T1"/></text:p>
      <text:p text:style-name="P5">+----------------------------------+</text:p>
      <text:p text:style-name="P4">| <text:s text:c="7"/>SacoManoInocente <text:s text:c="9"/>|</text:p>
      <text:p text:style-name="P4">+----------------------------------+</text:p>
      <text:p text:style-name="P3"><text:span text:style-name="T5">| - bolsa: string</text:span><text:span text:style-name="T6">[]</text:span><text:span text:style-name="T5"> <text:s text:c="15"/>|</text:span></text:p>
      <text:p text:style-name="P3"><text:span text:style-name="T5">| - </text:span><text:span text:style-name="T6">elem</text:span><text:span text:style-name="T5">: </text:span><text:span text:style-name="T6"><text:s/>int</text:span><text:span text:style-name="T5"> <text:s text:c="20"/>|</text:span></text:p>
      <text:p text:style-name="P15">+----------------------------------+</text:p>
      <text:p text:style-name="P4">| + Meter(nombre: string): void <text:s text:c="3"/>|</text:p>
      <text:p text:style-name="P4">| + Meter(nombres: string[]): void |</text:p>
      <text:p text:style-name="P4">| + Sacar(): string <text:s text:c="15"/>|</text:p>
      <text:p text:style-name="P4">| + Sacar(cuantos: int): string[] <text:s/>|</text:p>
      <text:p text:style-name="P4">| + Vaciar(): void <text:s text:c="16"/>|</text:p>
      <text:p text:style-name="P4">+----------------------------------+</text:p>
      <text:p text:style-name="P6"/>
      <text:list text:style-name="L2">
        <text:list-item>
          <text:p text:style-name="P8">Atributos:</text:p>
          <text:list>
            <text:list-item>
              <text:p text:style-name="P13"><text:span text:style-name="Source_20_Text"><text:span text:style-name="T1">bolsa</text:span></text:span><text:span text:style-name="T1">: string</text:span><text:span text:style-name="T2">[] </text:span><text:span text:style-name="T1"><text:s/>- Representa la colección de nombres en el saco.</text:span></text:p>
            </text:list-item>
            <text:list-item>
              <text:p text:style-name="P11">elem: int <text:s text:c="2"/>- Represente el número de nombres metidos en el saco.</text:p>
            </text:list-item>
          </text:list>
        </text:list-item>
        <text:list-item>
          <text:p text:style-name="P9">Métodos:</text:p>
          <text:list>
            <text:list-item>
              <text:p text:style-name="P13"><text:span text:style-name="Source_20_Text"><text:span text:style-name="T1">Meter(nombre: string)</text:span></text:span><text:span text:style-name="T1">: void - Añade un nombre individual al saco.</text:span></text:p>
            </text:list-item>
            <text:list-item>
              <text:p text:style-name="P13"><text:span text:style-name="Source_20_Text"><text:span text:style-name="T1">Meter(nombres: string[])</text:span></text:span><text:span text:style-name="T1">: void - Añade un array de nombres al saco.</text:span></text:p>
            </text:list-item>
            <text:list-item>
              <text:p text:style-name="P13"><text:span text:style-name="Source_20_Text"><text:span text:style-name="T1">Sacar()</text:span></text:span><text:span text:style-name="T1">: string - Extrae y devuelve un nombre aleatorio del saco.</text:span></text:p>
            </text:list-item>
            <text:list-item>
              <text:p text:style-name="P13"><text:span text:style-name="Source_20_Text"><text:span text:style-name="T1">Sacar(cuantos: int)</text:span></text:span><text:span text:style-name="T1">: string[] - Extrae y devuelve un array de nombres aleatorios del saco.</text:span></text:p>
            </text:list-item>
            <text:list-item>
              <text:p text:style-name="P13"><text:span text:style-name="Source_20_Text"><text:span text:style-name="T1">Vaciar()</text:span></text:span><text:span text:style-name="T1">: void - Elimina todos los nombres del saco.</text:span></text:p>
            </text:list-item>
          </text:list>
        </text:list-item>
      </text:list>
      <text:p text:style-name="P6">Notas adicionales:</text:p>
      <text:list text:style-name="L3">
        <text:list-item>
          <text:p text:style-name="P14"><text:span text:style-name="T1">La aleatoriedad en la selección de nombres no se refleja explícitamente en el diagrama UML, pero está implícita en la implementación del método </text:span><text:span text:style-name="Source_20_Text"><text:span text:style-name="T1">Sacar()</text:span></text:span><text:span text:style-name="T1">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9:10:50.843454145</meta:creation-date>
    <dc:date>2025-01-14T19:48:03.668475218</dc:date>
    <meta:editing-duration>PT9M34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34" meta:word-count="384" meta:character-count="2440" meta:non-whitespace-character-count="2022"/>
  </office:meta>
</office:document-meta>
</file>